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5.588cm"/>
          <style:tab-stop style:position="6.412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105212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108beb"/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4.057cm"/>
        </style:tab-stops>
      </style:paragraph-properties>
      <style:text-properties officeooo:paragraph-rsid="001136cf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1136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8beb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5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bookmark0"/>GALENI DE LIBRIS PROPRIIS<text:line-break/>LIBER.<text:bookmark-end text:name="bookmark0"/></text:h>
      <text:h text:style-name="Heading_20_2" text:outline-level="2"><text:span text:style-name="Default_20_Paragraph_20_Font">Prooemium. </text:span></text:h>
      <text:p text:style-name="P7"><text:span text:style-name="Default_20_Paragraph_20_Font"><text:span text:style-name="T1">Re proditum est consilium tuum,<text:line-break/>Basse optime, de librorum a me conditorum libello. Nam<text:line-break/>in Sandalario .vico, ubi plurimae Romae sunt venalium<text:line-break/>librorum officinae, vidimus contendentes quosdam, meusne<text:line-break/>is esset qui venibat liber an alterius cujusplam; erat<text:line-break/>enim sane inscriptus, Calenus medicus. Quum autem<text:line-break/>emeret quidam pro meo, tituli novitate permotus vir qui-<text:line-break/>dam literarum studiosus ejus promissum explorare voluit</text:span></text:span></text:p>
      <text:p text:style-name="P3"><text:span text:style-name="Default_20_Paragraph_20_Font"><text:span text:style-name="T1">et duobus statim lectis versibus, scriptum id abjecit, hoc<text:line-break/>solum effatus, non est ista dictio Caleni et falso hic liber<text:line-break/>inscriptus est. Qui igitur id dixit, prima eruditione in-<text:line-break/>stitutus erat, qua apud Graecos pueri ab initio imbue-<text:line-break/>hantur. apud et grammaticos et rhetoras. Plerique. autem<text:line-break/>eorum qui nunc ad medicinam aut philosophiam accedunt,<text:line-break/>ne bene quidem legere queuntes, ad eos ventitant, qui et<text:line-break/>maxima et pulcherrima quae in hominibus sunt praecepta<text:line-break/>edoceant, quae et philosophia et medicina docent. Coepta<text:line-break/>igitur erat ejusmodi inertia multis ante annis, cum ego<text:line-break/>etiam tum adolescentulus essem, at non quantum jam aucta -<text:line-break/>est,.. tantum progressa erat quoad id -temporis. t Propter 1d<text:line-break/>igitur ipsum et quia libros meos multifariam mulli labe-<text:line-break/>Iactarunt, alii per alias gentes eos legentes pro suis, cum<text:line-break/>etiam alia quidem demerent, alia vero adderent, alia im-<text:line-break/>mutarent: praestare arbitror, ipsius labesactationis primum<text:line-break/>cau</text:span></text:span><text:span text:style-name="Default_20_Paragraph_20_Font"><text:span text:style-name="T3">t</text:span></text:span><text:span text:style-name="Default_20_Paragraph_20_Font"><text:span text:style-name="T1">am aperire, tum de iis qui revera a me sunt scripti,</text:span></text:span></text:p>
      <text:p text:style-name="P3"><text:span text:style-name="Default_20_Paragraph_20_Font"><text:span text:style-name="T1">quae cujusque ipIorum professio sit. Quod igitur meos<text:line-break/>pro </text:span></text:span><text:span text:style-name="Default_20_Paragraph_20_Font"><text:span text:style-name="T3">t</text:span></text:span><text:span text:style-name="Default_20_Paragraph_20_Font"><text:span text:style-name="T1">uis multi legant, cau</text:span></text:span><text:span text:style-name="Default_20_Paragraph_20_Font"><text:span text:style-name="T3">t</text:span></text:span><text:span text:style-name="Default_20_Paragraph_20_Font"><text:span text:style-name="T1">am ipse nosti, Basse optime.<text:line-break/>Nam amicis aut discipulis dati erant sine inscriptione, ut<text:line-break/>neque ad editionem, fed illis ipsis facti, erim flagitassent,<text:line-break/>eorum quae ex me audierant commentarios habere. Mor-<text:line-break/>tuis itaque nonnullis, ii ad quos ab illis devenerant, ipsis<text:line-break/>delectati tanquam suos legebant: alii vero nostros haben-<text:line-break/>tes ab iis sibi communicatos qui primum habebant, in<text:line-break/>patriam suam profecti, ibique interea morati, alius aliter<text:line-break/>fpecimen fui ex ipsis faciebant. omnibus autem tempore<text:line-break/>deprehensis, multi eorum qui deinde possedere, nomen<text:line-break/>meum inscripserunt: cumque ab iis difierepantia quae pe-<text:line-break/>nes erant alios invenissent, ad me detulerunt, ut cerri-<text:line-break/>geren</text:span></text:span><text:span text:style-name="Default_20_Paragraph_20_Font"><text:span text:style-name="T3">t</text:span></text:span><text:span text:style-name="Default_20_Paragraph_20_Font"><text:span text:style-name="T1"> rogantes. Cum ergo scripti ii essent, uti dixi, non<text:line-break/>ad editionem, sed pro flagitantium ingenio et usu, par vi-<text:line-break/>delicet erat alios quidem prolixos ,. alios vero contractos<text:line-break/>esse, et explanationem ipfamque adeo praeceptorum do-<text:line-break/>utrinam aut perlectam aut mancam esse. Qui igitur iis</text:span></text:span></text:p>
      <text:p text:style-name="P3"><text:span text:style-name="Default_20_Paragraph_20_Font"><text:span text:style-name="T1">quos memoravi scripti funi, planum est scilicet neque<text:line-break/>perfectionem habere doctrinae neque exactam diligentiam,<text:line-break/>utpote cum aut opus non haberent ipsi aut non possent<text:line-break/>omnia exquisite addiscere, priusquam habitum essent ali-<text:line-break/>quem in necessariis adepti. Defer mationes igitur ante me<text:line-break/>nonnulli libros ejusmodi inscripserunt, ut quidam designa-<text:line-break/>tiones: alii porro introductiones aut compactus aut di-<text:line-break/>ctata. Ego vero cum discipulis tantum dedissem, nihil<text:line-break/>inscripsi, eaque re, cum ad. multos postea pervenissent,<text:line-break/>alius alium iis titulum fecit. Qui igitur ad me ab ali-<text:line-break/>quibus delati sunt emendandi gratia, ad eos qui introdu-<text:line-break/>cuntur, inscribendos censui. De his ergo primum verba<text:line-break/>faciam.</text:span></text:span></text:p>
      <text:h text:style-name="Heading_20_2" text:outline-level="2"><text:span text:style-name="Default_20_Paragraph_20_Font">Cap. L </text:span></text:h>
      <text:p text:style-name="P7"><text:span text:style-name="Default_20_Paragraph_20_Font"><text:span text:style-name="T1">Ego igitur neque ipforum omnium exem-<text:line-break/>pl ari a habebam, qui adolescentulis dictati erant disicere<text:line-break/>incipientibus aut etiam amicis quibusdam flagitantibus<text:line-break/>dati, postea vero cum fecundo veni Romae, ut dictum</text:span></text:span></text:p>
      <text:p text:style-name="P3"><text:span text:style-name="Default_20_Paragraph_20_Font"><text:span text:style-name="T1">est, ad me emendationis causa delatos adeptus sum et in-<text:line-break/>scriptionem apposui uni quidem de sectis ad eos qui in-<text:line-break/>tr</text:span></text:span><text:span text:style-name="Default_20_Paragraph_20_Font"><text:span text:style-name="T3">a</text:span></text:span><text:span text:style-name="Default_20_Paragraph_20_Font"><text:span text:style-name="T1">ducuntur. Qui primum legendus fuerit iis qui artis<text:line-break/>medicae disciplinam accepturi sunt. In ea enim genere<text:line-break/>inter fe differentes sectae docentur. Genere autem dixi,<text:line-break/>quia privatim quaedam etiam in ipsis differentiae infunt<text:line-break/>in quibus postea plenius instituuntur qui introducti sunt.<text:line-break/>Trium autem sectarum nomina jam ferme omnes norunt,<text:line-break/>unam quidem et dogmaticam et rationalem appellari, al-<text:line-break/>teram empiricam^ tertiam vero methodicam. Quaecunque<text:line-break/>igitur cujusque funi propria aut etiam in quibus mutuo<text:line-break/>differunt, illo in libro scriptum esu Iis autem qui intro-<text:line-break/>ducuntur, dictatus est liber de ossibus et de pulsibus. Dati<text:line-break/>porro Platonico amico fuut per eam peregrinationem in-<text:line-break/>troductorii libri duo, alter quidem arteriarum et venarum,<text:line-break/>alter vero nervorum dissectionem continens, et al teri cui-.<text:line-break/>dam empiricae institutionis deformatio, quorum cum ha-<text:line-break/>herent nullum, accepi ab iis qui habebant, cum fecundo</text:span></text:span></text:p>
      <text:p text:style-name="P3"><text:span text:style-name="Default_20_Paragraph_20_Font"><text:span text:style-name="T1">Romam veni. Aliorum autem quorundam qui tum amicis<text:line-break/>scripti sunt, penes me exempla manserunt, quia perfecte<text:line-break/>elaborati erant: quorum sunt et de causis respirationis duo<text:line-break/>et de voce IV. nuncupati viro cuidam e consularibus no-<text:line-break/>mine Boetho; Aristotelisl factam philosophanti. Huic quo-<text:line-break/>que et ii de Ilippocratis anatome </text:span></text:span><text:span text:style-name="Default_20_Paragraph_20_Font"><text:span text:style-name="T3">i</text:span></text:span><text:span text:style-name="Default_20_Paragraph_20_Font"><text:span text:style-name="T1"> posteaque et de Erasi-<text:line-break/>strati , nuncupati sunt, ambitiosius scripti, propter Martia-<text:line-break/>lem, cujus duo libri anatomicorum servantur etiamnum<text:line-break/>apud multos, qui per id tempus magnopere celebrabantur:<text:line-break/>Invidus porro et contentiosus admodum vir iste fuit, ta-<text:line-break/>messi annos natus plus LXX. Cum ergo audisset, quae .ad<text:line-break/>anatomicum problema dicta a me essent et docta publice<text:line-break/>ab omnibus qui assequuti essent calorem in modum com-<text:line-break/>mendari, percontatus est amicorum quendam , cujus essem<text:line-break/>sectae ; et audito servos appellare me qui </text:span></text:span><text:span text:style-name="Default_20_Paragraph_20_Font"><text:span text:style-name="T3">t</text:span></text:span><text:span text:style-name="Default_20_Paragraph_20_Font"><text:span text:style-name="T1">e Hippocra-<text:line-break/>teos reuunciassent aut Praxagoreos aut omnino a quoquam<text:line-break/>hominum, eligere autem quae apud quemque bona este n t,</text:span></text:span></text:p>
      <text:p text:style-name="P3"><text:span text:style-name="Default_20_Paragraph_20_Font"><text:span text:style-name="T1">quaesivit iturum quem de veteribus maxime laudarem,</text:span></text:span></text:p>
      <text:p text:style-name="P1"><text:span text:style-name="Default_20_Paragraph_20_Font"><text:span text:style-name="T1">***** mirabilem autem Erasi-<text:line-break/>stratum et artis .caetera et haec declarant. Propter illum<text:line-break/>igitur studiosius fcripsi libros VI. de anatome Hippocratis<text:line-break/>et de Erafistrati HI. Cumque aliquando publice dicerem<text:line-break/>in veterum medicorum libros, oblato mihi eo Erasistrati<text:line-break/>de sanguinis eductione ; et stilo in eum pro more defixo,<text:line-break/>tum traducto in eam libri partem in qua venae sectionem<text:line-break/>detrectat, plura in eum dixi, ut Martialem urerem, qui<text:line-break/>Erasistrateus esse affectabat. Cum autem oratio nostra fa-<text:line-break/>tis probata esset, oravit me amicus quidam ipsi infensus,<text:line-break/>ut quae tum dixissem, dictarem ei quem ad me missurus<text:line-break/>esset , celeriter notis scribere exercitato , ut si ex urbe<text:line-break/>domum proficisceretur, ea posset Martiali dicere in aegro-<text:line-break/>runa inspectionibus. Postea nesicio quo pacto, cum iterum<text:line-break/>Romam veni ab impp. arcessitus, qui a me habuerat, diem</text:span></text:span></text:p>
      <text:p text:style-name="P3"><text:span text:style-name="Default_20_Paragraph_20_Font"><text:span text:style-name="T1">quidem obierat, librum autem habebant non pauci , pro<text:line-break/>illius temporis ambitione compositum, cum publice argue-<text:line-break/>bam. Etenim et adhuc juvenis id egi, quartum annum<text:line-break/>agens et tricesimum. Ex illo porro statui neque amplius<text:line-break/>docere publice neque specimen facere, cum maxime in<text:line-break/>iis quos curabam major voto me felicitas excepisset. Cum<text:line-break/>enim artis aemulos viderem, si laudaretur medicus quis-<text:line-break/>piam quam inviderent, loglatrum ipfum denominantes,<text:line-break/>invidam eorum linguam obturare volui, neque in iis quos<text:line-break/>curabam quidquam loquens ultra necessitatem, neque in<text:line-break/>turba docens sicut antea, neque ostentans, fed artis ope-<text:line-break/>ribus suium , quem in ejus theorematis habitum posside-<text:line-break/>bam , ostendens. Annos autem alios tres Romae moratus,<text:line-break/>cum coepisset magna pestis, ilico urbe excessi in patriam<text:line-break/>properans; nemini * * * eo tempore de Hippocratis<text:line-break/>quidem et Platonis placitis libros VI. adhortatu ad id me<text:line-break/>Boetho scripsi: de partium autem ufu unum, qui primus</text:span></text:span></text:p>
      <text:p text:style-name="P3"><text:span text:style-name="Default_20_Paragraph_20_Font"><text:span text:style-name="T1">est. Quibus Boethus acceptis prior me urbe digressus est<text:line-break/>Palaestinae Syriae tum imperaturus, in qua et mortuus<text:line-break/>est: eaqne re multo post tempore utrumque opus conium-<text:line-break/>mavi, cum mihi occupationes supervenissent post illam -<text:line-break/>domum reditionem, quarum deinceps mentionem faciam.</text:span></text:span></text:p>
      <text:h text:style-name="Heading_20_2" text:outline-level="2"><text:span text:style-name="Default_20_Paragraph_20_Font">Cap. II. </text:span></text:h>
      <text:p text:style-name="P7"><text:span text:style-name="Default_20_Paragraph_20_Font"><text:span text:style-name="T1">Reversus itaque fum Roma in patriam,<text:line-break/>completis milii a natu VII. annis et XXX. Tres mihi<text:line-break/>porro a quibusdam libri sunt dati, scripti , priusquam<text:line-break/>Smyrnam Pergamo migrarem et Pelopis medici et Albini<text:line-break/>Platonici gratia. Erat autem unus quidem vulvae disse-<text:line-break/>etio; parvus libellus: alter autem dign</text:span></text:span><text:span text:style-name="Default_20_Paragraph_20_Font"><text:span text:style-name="T3">a</text:span></text:span><text:span text:style-name="Default_20_Paragraph_20_Font"><text:span text:style-name="T1">tio affectionum quae<text:line-break/>in oculis funl, et ipsis parvus : tertius autem justae magni-<text:line-break/>tudinis de medica experientia. Datus autem est primus<text:line-break/>memoratus obstetrici cuidam; alter autem juveni oculos<text:line-break/>curanti: tertius autem cum Pelops adversus Philippum<text:line-break/>empiricum biduo disputavit; Pelope quidem per experien-<text:line-break/>tiam </text:span></text:span><text:span text:style-name="Default_20_Paragraph_20_Font"><text:span text:style-name="T3">t</text:span></text:span><text:span text:style-name="Default_20_Paragraph_20_Font"><text:span text:style-name="T1">otam medicinam considere non posse , Philippo vero</text:span></text:span></text:p>
      <text:p text:style-name="P2"><text:span text:style-name="Default_20_Paragraph_20_Font"><text:span text:style-name="T1">demonstrante posse: in ordinem itaque redactis utriusque<text:line-break/>verbis, exercitationem mihi quandam scripsi quae nescio<text:line-break/>quo pacto insciente me evolavit. Tres autem alios de<text:line-break/>.pulmonis et thoracis motu, interea dum Smyrnae </text:span></text:span><text:span text:style-name="Default_20_Paragraph_20_Font"><text:span text:style-name="T3">t</text:span></text:span><text:span text:style-name="Default_20_Paragraph_20_Font"><text:span text:style-name="T1">um,<text:line-break/></text:span></text:span><text:span text:style-name="Default_20_Paragraph_20_Font"><text:span text:style-name="T3">t</text:span></text:span><text:span text:style-name="Default_20_Paragraph_20_Font"><text:span text:style-name="T1">cripsi, condiscipulo gratificatus, qui post peregrinationem<text:line-break/>in patriam abiturus erat, ut ad eum librum meditatus<text:line-break/>demonstrationem quandam anatomicam faceret. Demortuo<text:line-break/>vero interim adolescente, libri apud quosdam erant, mei<text:line-break/>habitus esse crediti. Et convictus quidam est, praeposito<text:line-break/>iis quopiam prooemio, tum eos quasi tuos legere: horum<text:line-break/>librorum tertio ad finem adscripsi quaedam adinventorum<text:line-break/>a me professionem continentia. Nam quae in tribus erant<text:line-break/>fcripta Pelopis magistri mei placita erant , apud quem<text:line-break/>Smyrnae agens eos scripsi. Post illam igitur Roma rever-<text:line-break/>sionem cum in patria consedissem , solita munia . obibam.<text:line-break/>Statim autem venerunt Aquileia imperatorum literae me<text:line-break/>evocantium. Nam statuerant ipsi peracta hieme in Ger-</text:span></text:span></text:p>
      <text:p text:style-name="P3"><text:span text:style-name="Default_20_Paragraph_20_Font"><text:span text:style-name="T1">maniam movere. Necessitate igitur profectus sum, fperans<text:line-break/>autem me excusationem consequuturum , audiebam enim<text:line-break/>alterum ipsorum natu rnajorem et aequum et moderatum<text:line-break/>et clementem et lenem, qui initio quidem Verus vocaba-<text:line-break/>tur, postquam vero Antoninus, qui post Adrianum impcra-<text:line-break/>vit, successorem ipsum fecit imperii, enm quidem qui prius<text:line-break/>Lucius nominabatur, consortem fecit et Verum appellavit,<text:line-break/>fe vero ipsum Antoninum denominavit. Ingresso igitur<text:line-break/>me Aquileiam invasit pestilentia , ut. nondum antea ; ut<text:line-break/>impp. quidem Romam ilico confugerint cum militibus<text:line-break/>paucis, nos autem vulgus vix multo tempore evaserimus,<text:line-break/>cum plurimi periissent non propter pestilentiam tantum,<text:line-break/>sied quia media hieme ista gerebantur. Cum autem Lu-<text:line-break/>cius in itinere ex hominibus migrasset, Romam ejus cor-<text:line-break/>pore deportato , relationem ejus inter dens Antoninus fe—<text:line-break/>cit ; posteaque expeditionem in Germanos exsequebatur,<text:line-break/>rebus omnibus antehabens abducere me. Sed dimittere<text:line-break/>persuasus cum dicentem audiifet; contra subere patrium</text:span></text:span></text:p>
      <text:p text:style-name="P3"><text:span text:style-name="Default_20_Paragraph_20_Font"><text:span text:style-name="T1">deum Aesculapium , cujus et cultorem me demonstrabam,<text:line-break/>ex quo me letali affectione abscessus laborantem servasset;<text:line-break/>deum veneratus et reditum suum exspectare jusso me,<text:line-break/>sperabat enim </text:span></text:span><text:span text:style-name="Default_20_Paragraph_20_Font"><text:span text:style-name="T3">t</text:span></text:span><text:span text:style-name="Default_20_Paragraph_20_Font"><text:span text:style-name="T1">e bellum id brevi confecturum, ipse qui-<text:line-break/>dem abiit , filio autem Commodo relicto etiamtum valde<text:line-break/>puero, mandavit ejus nutritoribus, conarentur quidem </text:span></text:span><text:span text:style-name="Default_20_Paragraph_20_Font"><text:span text:style-name="T3">t</text:span></text:span><text:span text:style-name="Default_20_Paragraph_20_Font"><text:span text:style-name="T1">a-<text:line-break/>num eum servare, si vero quandoque aegrotasset, ad eum<text:line-break/>curandum me vocarent. Eo ergo tempore et collegi et<text:line-break/>in habitum stabilem perduxi, quaeque a magistris dulice-<text:line-break/>ram, quaeque ipse inveneram: tum si quid aliqua quae-<text:line-break/>reus circa ipsorum inventionem habebam, multa scripsi, in<text:line-break/>multis me et medicis et philosophis quaestionibus exer-<text:line-break/>eens: quorum pleraque in magno illo incendio, in quo<text:line-break/>templum Pacis una cum multis aliis conflagravit. Cum-<text:line-break/>que diu moratus esset in progressione, praeter spem omnem<text:line-break/>Antoninus, totum illud tempus memoratu dignissimam<text:line-break/>mihi exercitationem praebuit, ut et opus de usu partium</text:span></text:span></text:p>
      <text:p text:style-name="P3"><text:span text:style-name="Default_20_Paragraph_20_Font"><text:span text:style-name="T1">in septemdecim libris absolverim et quae deerant illi de<text:line-break/>Hippocratis et Platonis decretis addiderim. Praeterque<text:line-break/>ea praecepta quaedam anatomica quaerens quae Boetho<text:line-break/>dederam, primum scilicet de partium usu , in fecundo de-<text:line-break/>monstratum est musculos cujusque digiti articulum mo-<text:line-break/>ventus a me adinventos esse, ad multum tempus mihi<text:line-break/>omnes incognitos , ut et ante me omnibus. Distuli autem<text:line-break/>in illa tractatione et de motu superiorum palpebrarum<text:line-break/>dicere, quum rursus in ea id tantum demonstrassem, veros<text:line-break/>non esse eos qui a nonnullis dicuntur. Postquam autem<text:line-break/>et mihi et aliis quibus monstraveram , persuasi et hunc a<text:line-break/>me inventum esse et caetera quaecunque in dissectionibus<text:line-break/>aut perperam a prioribus dicta aut penitus omissa funi,<text:line-break/>tum vero et anatomicas administrationes scripsi. Quum-<text:line-break/>que illi de partium usu ad multos antea pervenissent et.<text:line-break/>studiosi- legerentur ab omnibus prope medicis, quotquot<text:line-break/>veterem medicinam tractabant et philosoph</text:span></text:span><text:span text:style-name="Default_20_Paragraph_20_Font"><text:span text:style-name="T3">o</text:span></text:span><text:span text:style-name="Default_20_Paragraph_20_Font"><text:span text:style-name="T1">rum iis , qui<text:line-break/>ex A ri fle telis fchola, quia etiam ejusm</text:span></text:span><text:span text:style-name="Default_20_Paragraph_20_Font"><text:span text:style-name="T3">o</text:span></text:span><text:span text:style-name="Default_20_Paragraph_20_Font"><text:span text:style-name="T1">di ah illo tracta-</text:span></text:span></text:p>
      <text:p text:style-name="P3"><text:span text:style-name="Default_20_Paragraph_20_Font"><text:span text:style-name="T1">tio peracta erat; quidam malevoli per invidiam flagitiosis<text:line-break/>urbem rumoribus impleverant, me, ut priores multum vi-<text:line-break/>derer superasse, multa quae nequaquam apparerent, in<text:line-break/>anatomicis scribere, nec enim fieri posse, ut omnibus la-<text:line-break/></text:span></text:span><text:span text:style-name="Default_20_Paragraph_20_Font"><text:span text:style-name="T3">s</text:span></text:span><text:span text:style-name="Default_20_Paragraph_20_Font"><text:span text:style-name="T1">uerint. Ego itaque et ridebam et eos contemnebam. In-<text:line-break/>dignati autem amici hortabantur ut publice monstrarem<text:line-break/>in aliquo e magnis auditoriis veritatem scriptorum a me<text:line-break/>anatomicorum praeceptorum. Quumque mihi non perina-<text:line-break/>deretur, jam enim ita eram affectus , ut gloriam non cu-<text:line-break/>rarem, arbitrati malevoli posse coargui me metuentem, non<text:line-break/>contemnentem nugas suas, magnanimitatem assimulare,<text:line-break/>neque dicteriis abstinebant; lu templum Pacis venientes<text:line-break/>quotidie, ubi etiam antequam destagrasset, congregari om-<text:line-break/>nibus mos erat, qui artes doctrinarum tractarent. .Coactus<text:line-break/>igitur ab amicis, quum dies complures publice demonstras-<text:line-break/>Iem me quidem nihil mentitum, multa vero priores igno-<text:line-break/>rasse, scripsi ab iis compulsus commentarios eorum quae</text:span></text:span></text:p>
      <text:p text:style-name="P3"><text:span text:style-name="Default_20_Paragraph_20_Font"><text:span text:style-name="T1">monstrarant et dixeram. Inscripti vero sunt ii ignorato-<text:line-break/>rum Lyco in dissectionibus propter hanc causans. Quum<text:line-break/>processi monstraturus nihil falsum me in anatomicis com- .<text:line-break/>mentariis .prodidisse, in medium proposui omnium anato-<text:line-break/>uncorum libros data potestate singulis, qui aderant, pro-<text:line-break/>ponendi , quam vellent partem dissecari , ostensurum polli-<text:line-break/>eens quaecunque a prioribus discreparent, verea me fieri-<text:line-break/>pta. Et proposito thorace et ab antiquissimis initium fa-<text:line-break/>ciente me et eorum libros proferente rogarunt quidam<text:line-break/>praestantium medicorum , primas fed</text:span></text:span><text:span text:style-name="Default_20_Paragraph_20_Font"><text:span text:style-name="T3">o</text:span></text:span><text:span text:style-name="Default_20_Paragraph_20_Font"><text:span text:style-name="T1">s obtinentes tempus<text:line-break/>ne contererem. Sed quum Lycus Macedo, discipulus<text:line-break/>Quinti viri summe anatomici, quaecunque ad suum tempus<text:line-break/>inventa erant scripsisset; omissis aliis, fala adversiis eos<text:line-break/>ab eo scripta cum meis conferrem. Eorum igitur voluu-<text:line-break/>tali morem gerens in omnibus quotidie propositis ita feci,<text:line-break/>Quae omnia memorare propterea necesse habui, ut ferrent,</text:span></text:span></text:p>
      <text:p text:style-name="P3"><text:span text:style-name="Default_20_Paragraph_20_Font"><text:span text:style-name="T1">qui meorum aliquid lecturi essent, qua aetate quodque<text:line-break/>scripserim, quaque de cau</text:span></text:span><text:span text:style-name="Default_20_Paragraph_20_Font"><text:span text:style-name="T3">t</text:span></text:span><text:span text:style-name="Default_20_Paragraph_20_Font"><text:span text:style-name="T1">a, hinc enim cognoscent quae-<text:line-break/>que imperfecte scripta </text:span></text:span><text:span text:style-name="Default_20_Paragraph_20_Font"><text:span text:style-name="T3">t</text:span></text:span><text:span text:style-name="Default_20_Paragraph_20_Font"><text:span text:style-name="T1">unsi ab iis quae per</text:span></text:span><text:span text:style-name="Default_20_Paragraph_20_Font"><text:span text:style-name="T3">t</text:span></text:span><text:span text:style-name="Default_20_Paragraph_20_Font"><text:span text:style-name="T1">ecta strui ela-<text:line-break/>borata discernere, quaeque in arrogantium reprehensione<text:line-break/>a doctrinis dijudicare. Haec autem adsignisicabo et in<text:line-break/>sequentibus sicubi u</text:span></text:span><text:span text:style-name="Default_20_Paragraph_20_Font"><text:span text:style-name="T3">t</text:span></text:span><text:span text:style-name="Default_20_Paragraph_20_Font"><text:span text:style-name="T1">us fuerit. Jam vero scriptorum a me<text:line-break/>ea quae servata funt indicabo, ducto ab anatomicis initio,</text:span></text:span></text:p>
      <text:h text:style-name="Heading_20_2" text:outline-level="2"><text:span text:style-name="Default_20_Paragraph_20_Font">Cap. HI.</text:span></text:h>
      <text:p text:style-name="P7"><text:span text:style-name="Default_20_Paragraph_20_Font"><text:span text:style-name="T1"><text:s/>Primus est in his liber de ossibus scriptus<text:line-break/>iis qui introducuntur. Post hunc autem alii sunt libri<text:line-break/>ad tirones. Alter quidem eorum, venarum et arteriarum<text:line-break/>dissectionem continens, alter vero nervorum. Est autem<text:line-break/>et alius musculorum dissectio , compendio exacte docens<text:line-break/>quaecunque in anatomicis administrationibus de musculis<text:line-break/>fcripta sunt. Si quis autem velit post ossium dissectionem<text:line-break/>ad anatomicas statim administrationes venire , potest is et<text:line-break/>vasorum et nervorum dissertiones praeterire ut et mu-<text:line-break/>fculorum. omnia quippe quae anatomes funt, in admini-</text:span></text:span></text:p>
      <text:p text:style-name="P3"><text:span text:style-name="Default_20_Paragraph_20_Font"><text:span text:style-name="T1">suasionibus fcripta funi. Primus igitur in iis de manuum<text:line-break/>est musculis et ligamentis. Alter vero de crurum musculis<text:line-break/>et ligamentis. At tertius de artuum nervis atque vasis.<text:line-break/>Quartus de moventibus genas et labra musculis et de iis<text:line-break/>qui circa inferiorem maxillam furit; praeterea etiam de<text:line-break/>moventibus caput et cervicem et scapulas. Quintus vero<text:line-break/>de thoracis musculis et abdominis et lumborum et fpinae.<text:line-break/>Sextus de instrumentis nutritionis, quae sunt intestina et<text:line-break/>venter et jecur et lien et renes et vesica et quaeque alia<text:line-break/>cum his. Septimus et octavus partium fpirabilium ana-<text:line-break/>tomen continet. Septimus quidem earum, quae ad cor<text:line-break/>attinent et pulmonem et arterias et mortui et vivi etiam<text:line-break/>animalis. octavus autem earum quae ad totum thoracem.<text:line-break/>Nonus vero et cerebri et spinalis medullae dissectionem<text:line-break/>habet. At decimus oculorum et linguae et stomachi et<text:line-break/>his continentium. Undecimus earum quae ad laryngem</text:span></text:span></text:p>
      <text:p text:style-name="P3"><text:span text:style-name="Default_20_Paragraph_20_Font"><text:span text:style-name="T1">et quod vocatur os hyoides </text:span></text:span><text:span text:style-name="Default_20_Paragraph_20_Font"><text:span text:style-name="T3">vel</text:span></text:span><text:span text:style-name="Default_20_Paragraph_20_Font"><text:span text:style-name="T1"> F</text:span></text:span><text:span text:style-name="Default_20_Paragraph_20_Font"><text:span text:style-name="T3">surme</text:span></text:span><text:span text:style-name="Default_20_Paragraph_20_Font"><text:span text:style-name="T1"> et quae ipsis con-<text:line-break/>tinuantur, praetereaque nervorum qui ad ea perveniunt.<text:line-break/>Duodecimus art</text:span></text:span><text:span text:style-name="Default_20_Paragraph_20_Font"><text:span text:style-name="T3">o</text:span></text:span><text:span text:style-name="Default_20_Paragraph_20_Font"><text:span text:style-name="T1">ri anum et venarum. Decimus tertius ner-<text:line-break/>vo</text:span></text:span><text:span text:style-name="Default_20_Paragraph_20_Font"><text:span text:style-name="T3">t</text:span></text:span><text:span text:style-name="Default_20_Paragraph_20_Font"><text:span text:style-name="T1">um qui a cerebro oriuntur. Decimus quartus eorum<text:line-break/>qui a dorsi medulla. Decimus autem quintus genitalium<text:line-break/>partium. Anatomicas igitur speculationis necessaria haec<text:line-break/>sunt. At praeter necessaria alia utilia et haec scripta </text:span></text:span><text:span text:style-name="Default_20_Paragraph_20_Font"><text:span text:style-name="T3">l</text:span></text:span><text:span text:style-name="Default_20_Paragraph_20_Font"><text:span text:style-name="T1">unt</text:span></text:span><text:span text:style-name="Default_20_Paragraph_20_Font"><text:span text:style-name="T3">r<text:line-break/></text:span></text:span><text:span text:style-name="Default_20_Paragraph_20_Font"><text:span text:style-name="T1">Librorum anatomicorum Marini XX. in IV. nostris epi-<text:line-break/>tome, quemadmodum et omnium Lyci in duobus. Sub-<text:line-break/>fcribam autem. cujusque ipsorum praecipua capita ac pri-<text:line-break/>mum eorum qui in prima </text:span></text:span><text:span text:style-name="Default_20_Paragraph_20_Font"><text:span text:style-name="T3">t</text:span></text:span><text:span text:style-name="Default_20_Paragraph_20_Font"><text:span text:style-name="T1">uus epitome, in quo Marini<text:line-break/>librorum anatomicorum primi comprehenduntur. Scribit<text:line-break/>autem in primo de VI. illis, totius speculationis prooe-<text:line-break/>ullum, tum de cute, tum deinde de pilis, hinc de ungui-<text:line-break/>bus et carnibus et adipe et pinguedine. lu fecundo de<text:line-break/>glandulis et membranis et membranulis tunicis et perito-<text:line-break/>uaeo et subcingente et interscpto. lu tertio autem de<text:line-break/>vasis ratione spectabilibus et venarum et arteriarum desse-</text:span></text:span></text:p>
      <text:p text:style-name="P2"><text:span text:style-name="Default_20_Paragraph_20_Font"><text:span text:style-name="T1">ctione et an natura in arteriis fanguis contineatur. In<text:line-break/>quarto autem, quae iunctio arteriae et quis usus et unde<text:line-break/>incipiant, caeteraeque de iis quaestiones, tum deinceps de<text:line-break/>ureteribus, de urinariis meatibus et uracho ex quo haeret,<text:line-break/>pendetque foetus ad umbilicum et vasis seminariis et bilis<text:line-break/>vasis et meatibus et glandulis et de .va</text:span></text:span><text:span text:style-name="Default_20_Paragraph_20_Font"><text:span text:style-name="T3">t</text:span></text:span><text:span text:style-name="Default_20_Paragraph_20_Font"><text:span text:style-name="T1">e quod est a glan-<text:line-break/>dulis, deque gutture, deque vasis mammarum in quibus<text:line-break/>lac , deque </text:span></text:span><text:span text:style-name="Default_20_Paragraph_20_Font"><text:span text:style-name="T3">t</text:span></text:span><text:span text:style-name="Default_20_Paragraph_20_Font"><text:span text:style-name="T1">usis in corpore et quae vasis continentur. -Et<text:line-break/>qui in quibus humores contineantur et lusa et de ali-<text:line-break/>mento. In V. autem de iis quae in capite sunt, tum<text:line-break/>- caeteris tum suturis adeoque de iis quae in facie sunt fu-<text:line-break/>turis et juncturis et cunctis capitis ossibus, deque ipsius<text:line-break/>et faciei foraminibus et de inferiori maxilla, ejusque </text:span></text:span><text:span text:style-name="Default_20_Paragraph_20_Font"><text:span text:style-name="T3">t</text:span></text:span><text:span text:style-name="Default_20_Paragraph_20_Font"><text:span text:style-name="T1">o-<text:line-break/>raminibus et an sibi ipsi conjuncta siti Et de dentibus<text:line-break/>et adjacente capiti gutturis osse et ipsi continuis quae ad<text:line-break/>tonsillas tensa sunt. In VI. et de scroto scribit et </text:span></text:span><text:span text:style-name="Default_20_Paragraph_20_Font"><text:span text:style-name="T3">t</text:span></text:span><text:span text:style-name="Default_20_Paragraph_20_Font"><text:span text:style-name="T1">ac</text:span></text:span><text:span text:style-name="Default_20_Paragraph_20_Font"><text:span text:style-name="T3">t</text:span></text:span><text:span text:style-name="Default_20_Paragraph_20_Font"><text:span text:style-name="T1">o</text:span></text:span></text:p>
      <text:p text:style-name="P3"><text:span text:style-name="Default_20_Paragraph_20_Font"><text:span text:style-name="T1">osse et coxendice et latere et pectore et scapulis et ar-<text:line-break/>mis summis et de claviculis et brachio et cubito, radio et<text:line-break/>ossibus brachialis et digitorum et de femore et de iis quae<text:line-break/>utrinque genu sunt ossa cartilaginea. ln II. autem com-<text:line-break/>mentariorum nostrorum, in quo anatomicae Marini specu-<text:line-break/>lationis est epitome. VII. et VIII. et IX. et X. Marini<text:line-break/>librorum continentur. Capita vero in VII. qui de oranti<text:line-break/>communione cum meningibus et aliis membranis , deque<text:line-break/>totius faciei nervis deque crotaphitis. I. temporum mu-<text:line-break/>scutis et mafeteribus et iis qui ad maxillas et labra per-<text:line-break/>tinent musculis et de praefec</text:span></text:span><text:span text:style-name="Default_20_Paragraph_20_Font"><text:span text:style-name="T3">t</text:span></text:span><text:span text:style-name="Default_20_Paragraph_20_Font"><text:span text:style-name="T1">orum et qui ad maxillas<text:line-break/>funi, musculis, dum de iis qui intra inferiorem maxillam<text:line-break/>musculis; deque iis qui circa ipsam fieorsim et de naribus<text:line-break/>et iis qui circa exortus earum deque iis qui in lingua,<text:line-break/>tum de lingua ejusque musculis, atque etiam de oculorum<text:line-break/>musculis. In VIII. autem Marini libro capita haec sunt,<text:line-break/>de ore et de labris et dentibus et gingivis et columella</text:span></text:span></text:p>
      <text:p text:style-name="P3"><text:span text:style-name="Default_20_Paragraph_20_Font"><text:span text:style-name="T1">et frumine et lingula et tonsillis et amygdalis et na</text:span></text:span><text:span text:style-name="Default_20_Paragraph_20_Font"><text:span text:style-name="T3">t</text:span></text:span><text:span text:style-name="Default_20_Paragraph_20_Font"><text:span text:style-name="T1">o et<text:line-break/>naribus et auribus et collo, ejusque musculis et musculo<text:line-break/>qui sub latus est; deque eo qui sub. ventrem et de colli<text:line-break/>natura. In nono vero de musicalis fepti transversi et<text:line-break/>spinae et intercostalibus , I. abdominis; atque etiam de<text:line-break/>brachii et scapulae musculis et cubiti et manus extremae.<text:line-break/>In decimo vero de cubito et ejus musculis et cruribus,<text:line-break/>ipsurumque musculis et articulo qui in genu esu At ter-<text:line-break/>tia epitome undecim et duodecim et quindecim Marini<text:line-break/>librorum est; scripsit autem Marinus in undecim quidem<text:line-break/>capita. An feratur aliquid humoris a do</text:span></text:span><text:span text:style-name="Default_20_Paragraph_20_Font"><text:span text:style-name="T3">tt</text:span></text:span><text:span text:style-name="Default_20_Paragraph_20_Font"><text:span text:style-name="T1">o in pulmonem;<text:line-break/>et in efu spiritus in ventrem. Secundo vero de stomacho,<text:line-break/>postque ipsum de gutture et de pulmone et corde et pe-<text:line-break/>ricardii thymo. In duodecimo vero </text:span></text:span><text:span text:style-name="Default_20_Paragraph_20_Font"><text:span text:style-name="T3">t</text:span></text:span><text:span text:style-name="Default_20_Paragraph_20_Font"><text:span text:style-name="T1">uae tractationis Ieri-<text:line-break/>psit Marinus de jecore et quae in eo est, bile et de liene<text:line-break/>et ventriculo et mesenterio. In decimo vero tertio de<text:line-break/>primis intestinis, tum de renibus et metere et vesica et</text:span></text:span></text:p>
      <text:p text:style-name="P3"><text:span text:style-name="Default_20_Paragraph_20_Font"><text:span text:style-name="T1">uracho et urinario meatu ; postque ista de cole viri et<text:line-break/>pudendo maris et feminae et de matrice et fetibus et<text:line-break/>de testibus, quos geminos appellat; postque hos de glan-<text:line-break/>d</text:span></text:span><text:span text:style-name="Default_20_Paragraph_20_Font"><text:span text:style-name="T3">o</text:span></text:span><text:span text:style-name="Default_20_Paragraph_20_Font"><text:span text:style-name="T1">losis. lu quarto autem decimo omnium quae fupra sunt<text:line-break/>jecur, venarum dissectionem fecit. In X. autem U et de<text:line-break/>ea quae a corde in jecur fertur vena, deque omnibus iis,<text:line-break/>quae infra interseptum funt, postque ea de omnibus in<text:line-break/>toto animali arteriis. At IV. epitome juxta reliquos V.<text:line-break/>Marini libros post V. et X. ad XX. usque complectitur.<text:line-break/>In </text:span></text:span><text:span text:style-name="Default_20_Paragraph_20_Font"><text:span text:style-name="T3">t</text:span></text:span><text:span text:style-name="Default_20_Paragraph_20_Font"><text:span text:style-name="T1">exto autem decimo scripta sunt quae de cerebro quae-<text:line-break/>runtur et apparent; ut an pulsatilis in ipsi, motus: et an<text:line-break/>in ipsum respiremus: tum deinceps de spinae medulla et<text:line-break/>involucris ejus. In XVII. de dominatu cerebri verba fe-<text:line-break/>cit. In VIII. autem et X. de motibus ex voluntate et de<text:line-break/>particularibus nervorum differentiis et unde quidam ipfo-<text:line-break/>rum exoriantur. In IX. vero et X. de nervis ortis a ce-</text:span></text:span></text:p>
      <text:p text:style-name="P4"><text:span text:style-name="Default_20_Paragraph_20_Font"><text:span text:style-name="T1">rebro et de odoratu et unde incipiat ejus fenforium: et<text:line-break/>de nervis qui ad oculos pertinent, quos et Herophilus et<text:line-break/>Ludemus meatus vocant, tum *<text:tab/>*<text:tab/>*</text:span></text:span></text:p>
      <text:p text:style-name="Normal"><text:span text:style-name="Default_20_Paragraph_20_Font"><text:span text:style-name="T1">ii de morborum differentia et ille de differentia fympto-<text:line-break/>nratum. Sequitur autem illum de differentia morborum<text:line-break/>liber unus qui horum causas docet. At illum de fympto-<text:line-break/>matum disserentis, tres illi de causis fymptomatum et hos<text:line-break/>illi de locis affectis, liber de temporibus morborum ex iis<text:line-break/>est, qui curatricem tractationem praecedunt. Et is de<text:line-break/>differentia febrium et is de plenitudine etis de tumori-<text:line-break/>bus praeter naturam , praetereaque is de causis evidenti-<text:line-break/>bus et praeter hos is de continentibus et is de tremore<text:line-break/>et rigore et palpitatione et convulsione et qui inscriptus<text:line-break/>est ars medica.</text:span></text:span></text:p>
      <text:h text:style-name="Heading_20_2" text:outline-level="2"><text:span text:style-name="Default_20_Paragraph_20_Font">Cap. IV. </text:span></text:h>
      <text:p text:style-name="P8"><text:span text:style-name="Default_20_Paragraph_20_Font"><text:span text:style-name="T1">Quatuordecim fiunt methodi medendi; et<text:line-break/>duo curationum ad Glauconem, et de venae sectione tres.</text:span></text:span></text:p>
      <text:p text:style-name="P3"><text:span text:style-name="Default_20_Paragraph_20_Font"><text:span text:style-name="T1">Primus quidem adversus Erafisttatum. Alter vero adver-<text:line-break/>sus eos qui Romae erant Erasistrateos. Tertius praeter<text:line-break/>hos alius curationum ex mea sententia compositus. Est<text:line-break/>et is de tabe e therapeuticis. Datus porro est cuidam<text:line-break/>amicorum parvus libellus, cujus nunc ad multos delapsi,<text:line-break/>exemplum accepi titulum ferens, consilium pro puero<text:line-break/>epileptico. Sed therapeutico operi adscripserit quis et<text:line-break/>tres de alimentorum facultatibus et eum de attenuante<text:line-break/>victus ratione et de probis pravisque alimentorum succis.<text:line-break/>Nihilo praedictis minus medendi operis fuerint et ii de<text:line-break/>Erasistrati curandi rationibus ; et Glauconi philosopho dati<text:line-break/>duo. At is de Hippocratis victus ratione in morbis acu-<text:line-break/>tis et cum his quidem poni queat, ponatur vero et cum<text:line-break/>commentariis in Hippocratem factis, in quibus multa me-<text:line-break/>dendi praecepta continentur, quemadmodum et dignoscendi<text:line-break/>et praenoscendi.</text:span></text:span></text:p>
      <text:h text:style-name="P6" text:outline-level="2"><text:span text:style-name="Default_20_Paragraph_20_Font">Cap. v. </text:span></text:h>
      <text:p text:style-name="P8"><text:span text:style-name="Default_20_Paragraph_20_Font"><text:span text:style-name="T1">Primi quidem tres font de diebus criticis,<text:line-break/>et praeter hos secundi, tres de crisibus. Tum opus de<text:line-break/>pulsibus, in quo primo sunt IV. de ipsorum differentia,<text:line-break/>secundo vero alii totidem de dignotione et tertio -prae ter<text:line-break/>eos, pari numero de ipforum causis; quarto autem de<text:line-break/>praenotione ex ipsis ; fexdecim universi. Et feorfim extra<text:line-break/>ipsius is de usu pulsuum tironibus scriptus, in quo non-<text:line-break/>nulli quaesierunt, cur febrientium proprius pulsus dictus<text:line-break/>non sit? Quibus respondimus majorem esse quam pro<text:line-break/>tironibus speculationem, si magnam quaesitionem fortite<text:line-break/>sit. Sed initio ejus libri tantum diximus, duas medicis<text:line-break/>opiniones fuisse; alteram quidem existimantium sentire </text:span></text:span><text:span text:style-name="Default_20_Paragraph_20_Font"><text:span text:style-name="T3">t</text:span></text:span><text:span text:style-name="Default_20_Paragraph_20_Font"><text:span text:style-name="T1">e<text:line-break/>et arteriarum contractionem, alteram autem insensilem eam<text:line-break/>esse affirmantium; et volebamus tironem in faciliori prius<text:line-break/>exerceri, in qua insensilia dicitur esse contractio. Porro<text:line-break/>juxta hanc sectam perfuasi eramusscbris proprium signum</text:span></text:span></text:p>
      <text:p text:style-name="P3"><text:span text:style-name="Default_20_Paragraph_20_Font"><text:span text:style-name="T1">in pulsibus nullum esse: juxta alteram vero, quam in<text:line-break/>magno librorum XVI. opere scripsi, signum id dictum no-<text:line-break/>bis esu At qui a praeceptoribus non didicerunt, </text:span></text:span><text:span text:style-name="Default_20_Paragraph_20_Font"><text:span text:style-name="T3">sed gu-<text:line-break/>berna</text:span></text:span><text:span text:style-name="Default_20_Paragraph_20_Font"><text:span text:style-name="T1">t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x libro</text:span></text:span><text:span text:style-name="Default_20_Paragraph_20_Font"><text:span text:style-name="T1">, sicuti est in proverbio, similes ista<text:line-break/>quaerunt. Mihi vero sunt et * dictum est, aliam esse<text:line-break/>tironum institutionem, aliam eorum qui perfecte omnia<text:line-break/>edocentur. Scriptus autem mihi est et alius quidam liber<text:line-break/>unus, in quo librorum sexdeoim fynopsin feci. Extra.hos<text:line-break/>vere omnes octo libri sunt; Archigenis tractationis de<text:line-break/>pulsibus et expositionem et usum continentes. In hac<text:line-break/>parte artis et tres de difficultate spirandi quis collocarit.</text:span></text:span></text:p>
      <text:h text:style-name="Heading_20_2" text:outline-level="2"><text:span text:style-name="Default_20_Paragraph_20_Font">Cap. VI. </text:span></text:h>
      <text:p text:style-name="P8"><text:span text:style-name="Default_20_Paragraph_20_Font"><text:span text:style-name="T1">Neque alium quemquam librorum qui a<text:line-break/>me Iunt amicis dati, speravi habituros multos, neque li-<text:line-break/>bros eos qui Hippocratis scripta explanant. Primo enim<text:line-break/>nullum eorum memet exercens, in istos. unquam commen-<text:line-break/>tardos scripseram ; quemadmodum feci totius medicae spe-</text:span></text:span></text:p>
      <text:p text:style-name="P3"><text:span text:style-name="Default_20_Paragraph_20_Font"><text:span text:style-name="T1">culationis in quavis parte paratis mihi iis, quibus omnia,<text:line-break/>quae in arte medica ab Hippocrate dicta sunt continentur,<text:line-break/>doctrinam habentia et perspicuam simul et undequaque<text:line-break/>elaboratam. Seorsim enim de diebus criticis scripsi ex<text:line-break/>Hippocratis sententia, privatim vero de crisibus, privatim<text:line-break/>autem de difficultate spirandi et unoquoque ceterorum.<text:line-break/>Universamque medendi methodum similiter quatuordecim<text:line-break/>libris construxi omnes therapeutici ac praeterea, qui ex<text:line-break/>illius mente </text:span></text:span><text:span text:style-name="Default_20_Paragraph_20_Font"><text:span text:style-name="T3">t</text:span></text:span><text:span text:style-name="Default_20_Paragraph_20_Font"><text:span text:style-name="T1">uus. Quumque in singulas ejus dictiones<text:line-break/>scirem expositiones multis ante me non absurde scriptas<text:line-break/>esse, si quid mihi non recte dixisse videbantur, arguere<text:line-break/>supervacaneum putabam. Id vero ostendi in illis quos<text:line-break/>nuper deprecaris dedi; raro quicquam locutus in ipsis con-<text:line-break/>tra eos qui commentarios istos exponunt. Primo enim<text:line-break/>neque ipsorum commentarios Romae habebam, quum libri<text:line-break/>quos possederam, omnes in Asia mansissent. Si cujus igi-<text:line-break/>tur memineram improbe dicti ab eorum aliquo, ut magno-<text:line-break/>pere laederent in operibus artis qui ipsis credidissent, id</text:span></text:span></text:p>
      <text:p text:style-name="P3"><text:span text:style-name="Default_20_Paragraph_20_Font"><text:span text:style-name="T1">annotabam. Cetera autem omnia ex mea sententia dixi,<text:line-break/>nulla eorum facta mentione, qui aliter interpretantur. Et<text:line-break/>commentarii in aphorismos; et iu eum de fracturis et<text:line-break/>eum de articulis; praetereaque in praenotiones; et libros<text:line-break/>de victus ratione acutorum; et eum de ulceribus; et ca-<text:line-break/>pitis vulneribus, et lu primum epidemiorum ad eum me-<text:line-break/>dum scripti sunt. Postea vero quum quendam audissem,<text:line-break/>pravam aphorismi cujusdam expositionem laudantem, ali-<text:line-break/>quibus quaecunque de cetero dedi, publicam aeditionem<text:line-break/>spectans , non proprium tantum ingenium eorum qui acce-<text:line-break/>peraut, ita compo</text:span></text:span><text:span text:style-name="Default_20_Paragraph_20_Font"><text:span text:style-name="T3">t</text:span></text:span><text:span text:style-name="Default_20_Paragraph_20_Font"><text:span text:style-name="T1">iri. Ii vero sunt epidemiorum quidem<text:line-break/>morborum, qui in secundum et tertium et sextum scripti<text:line-break/>sunt commentarii ; et praeter hos ejus de humoribus et<text:line-break/>de alimento et praedictione et de natura hominis et de<text:line-break/>medici offici</text:span></text:span><text:span text:style-name="Default_20_Paragraph_20_Font"><text:span text:style-name="T3">n</text:span></text:span><text:span text:style-name="Default_20_Paragraph_20_Font"><text:span text:style-name="T1">a; ut et in eum de locis et abice et aquis;<text:line-break/>quem ego ajo de habitationibus et aquis et anui tempo-<text:line-break/>vibus et regionibus inscribendum fuisse ; insuper vero VII.<text:line-break/>qui in aphorismos, HI. vero in eum de fracturis, IV. autem</text:span></text:span></text:p>
      <text:p text:style-name="P3"><text:span text:style-name="Default_20_Paragraph_20_Font"><text:span text:style-name="T1">in eum de articulis, HI. vero in praenotiones in eum<text:line-break/>porro: de rictus. ratione in acutis, Ili. quidem in germa-<text:line-break/>nam ejus partem:, unum autem in ea, quae ipsi adjacent.<text:line-break/>De. ulceribus autem. et de capitis^ vulneribus utrumque<text:line-break/>uno libro exposui, Primum autem vulgarium , quemad-<text:line-break/>modum et tertium tribus utrumque; secundum vero fex;<text:line-break/>octo vero sextum. . In librum autem de humoribus tres<text:line-break/>mihi commentarii scripti sunt:- ut et in prognostica et in<text:line-break/>eum de medicatrina; et in eum de locis et aere et aquis,<text:line-break/>quem - equidem de habitationibus et aquis et anni tempo-<text:line-break/>ribus .et locis i</text:span></text:span><text:span text:style-name="Default_20_Paragraph_20_Font"><text:span text:style-name="T3">n</text:span></text:span><text:span text:style-name="Default_20_Paragraph_20_Font"><text:span text:style-name="T1">scribi oportuisse dico ; in eum autem de<text:line-break/>alimento IV. mihi commentarii scripti sunt, in eum vero<text:line-break/>de natura hominis duo; quibus jam perfectis, quum au-<text:line-break/>d isse m a nonnullis traduci librum quasi non germanum<text:line-break/>HI. scripsi, hac inscriptione. Quod in aliis. scriptis </text:span></text:span><text:span text:style-name="Default_20_Paragraph_20_Font"><text:span text:style-name="T3">t</text:span></text:span><text:span text:style-name="Default_20_Paragraph_20_Font"><text:span text:style-name="T1">uis<text:line-break/>videatur Hippocrates eandem habere sententiam cum eo<text:line-break/>de natura hominis. Ad Hippocratem autem et haec per-<text:line-break/>tinent. De ratione victus fecundum Hippocratem in acutis</text:span></text:span></text:p>
      <text:p text:style-name="P3"><text:span text:style-name="Default_20_Paragraph_20_Font"><text:span text:style-name="T1">morbis; quemadmodum et glossarum ejus expositio; et. ad-<text:line-break/>ver</text:span></text:span><text:span text:style-name="Default_20_Paragraph_20_Font"><text:span text:style-name="T3">t</text:span></text:span><text:span text:style-name="Default_20_Paragraph_20_Font"><text:span text:style-name="T1">us Lycum de aphorismo, cujus initium : </text:span></text:span><text:span text:style-name="Default_20_Paragraph_20_Font"><text:span text:style-name="T3">quae crescunt<text:line-break/>p</text:span></text:span><text:span text:style-name="Default_20_Paragraph_20_Font"><text:span text:style-name="T1">l</text:span></text:span><text:span text:style-name="Default_20_Paragraph_20_Font"><text:span text:style-name="T3">urimum haben</text:span></text:span><text:span text:style-name="Default_20_Paragraph_20_Font"><text:span text:style-name="T1">t i</text:span></text:span><text:span text:style-name="Default_20_Paragraph_20_Font"><text:span text:style-name="T3">nn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calorem;</text:span></text:span><text:span text:style-name="Default_20_Paragraph_20_Font"><text:span text:style-name="T1"> quemadmodum et con-<text:line-break/>tra Iulianum methodic</text:span></text:span><text:span text:style-name="Default_20_Paragraph_20_Font"><text:span text:style-name="T3">a</text:span></text:span><text:span text:style-name="Default_20_Paragraph_20_Font"><text:span text:style-name="T1">m, de iis in quibus Hippocrateos<text:line-break/>aphorismos incusarat. Ad Hippocratem quoque attinet et<text:line-break/>alius liber parvus in quo dico , optimum medicum pror-<text:line-break/>sus etiam philosophum esse; inscribitur porro liber is et<text:line-break/>breviori titulo sic. *</text:span></text:span></text:p>
      <text:h text:style-name="Heading_20_2" text:outline-level="2"><text:span text:style-name="Default_20_Paragraph_20_Font">Cap. VII. </text:span></text:h>
      <text:p text:style-name="P8"><text:span text:style-name="Default_20_Paragraph_20_Font"><text:span text:style-name="T1">n primum quidem </text:span></text:span><text:span text:style-name="Default_20_Paragraph_20_Font"><text:span text:style-name="T3">Erasistrat</text:span></text:span><text:span text:style-name="Default_20_Paragraph_20_Font"><text:span text:style-name="T1">i de febribus<text:line-break/>HI. scripti sunt, HI. autem de febribus primi Erasistrati<text:line-break/>operis medendi commentarii sunt: ipsum vero medendi<text:line-break/>opus titulum quidem habet, de Erasistrati curandi rationi-<text:line-break/>bus , id autem commentariis V. scriptum est.. Sunt autem<text:line-break/>Erasistrati quoque anatomes libri tres et de venae sectione<text:line-break/>duo ; et is qui adversus ipsum Erasistratutn scriptus est et<text:line-break/>is ad eos, qui Romae erant, Erasistrateos. Ad Erasistratnm</text:span></text:span></text:p>
      <text:p text:style-name="P3"><text:span text:style-name="Default_20_Paragraph_20_Font"><text:span text:style-name="T1">autem et liber ille attinet, in quo quaerimus an natura<text:line-break/></text:span></text:span><text:span text:style-name="Default_20_Paragraph_20_Font"><text:span text:style-name="T3">t</text:span></text:span><text:span text:style-name="Default_20_Paragraph_20_Font"><text:span text:style-name="T1">anguis in arteriis contineatur; quemadmodum et is de<text:line-break/>usu respirationis et HI. de naturalibus facultatibus, qui<text:line-break/>judicium continent omnium quae in universa dictis de<text:line-break/>naturalibus actionibus scripsit Erasistratus.</text:span></text:span></text:p>
      <text:h text:style-name="Heading_20_2" text:outline-level="2"><text:span text:style-name="Default_20_Paragraph_20_Font">Cap. VIll. </text:span></text:h>
      <text:p text:style-name="P8"><text:span text:style-name="Default_20_Paragraph_20_Font"><text:span text:style-name="T1">octo quidem de Afclepiadae placitis in-<text:line-break/>fcripti. Parvus autem alius inscriptionem .habens, de fissi-<text:line-break/>stantia animae fecundum Asclepiadem.</text:span></text:span></text:p>
      <text:h text:style-name="Heading_20_2" text:outline-level="2"><text:span text:style-name="Default_20_Paragraph_20_Font">Cap. IX. </text:span></text:h>
      <text:p text:style-name="P8"><text:span text:style-name="Default_20_Paragraph_20_Font"><text:span text:style-name="T1">Theodae introductionis commentarii v.<text:line-break/>de scriptis Menodoti Severo xl. librorum Sempronia con-<text:line-break/>tra </text:span></text:span><text:span text:style-name="Default_20_Paragraph_20_Font"><text:span text:style-name="T3">t</text:span></text:span><text:span text:style-name="Default_20_Paragraph_20_Font"><text:span text:style-name="T1">ectas duo. Descriptiones empiricae.. De medica ex-<text:line-break/>perientia. De empiricorum dissensione HI. Contra ob-<text:line-break/>jecta iis de dissensione empiricorum et Theodae summarii<text:line-break/>commentarii Ili. In librum Menodoti Severo. Exhorta-<text:line-break/>tio ad medicinam. Synopsis Heraclideorum de empirica<text:line-break/>lecta libri VII.</text:span></text:span></text:p>
      <text:h text:style-name="Heading_20_2" text:outline-level="2"><text:span text:style-name="Default_20_Paragraph_20_Font">Cap. X. </text:span></text:h>
      <text:p text:style-name="P8"><text:span text:style-name="Default_20_Paragraph_20_Font"><text:span text:style-name="T1">Methodicae </text:span></text:span><text:span text:style-name="Default_20_Paragraph_20_Font"><text:span text:style-name="T3">t</text:span></text:span><text:span text:style-name="Default_20_Paragraph_20_Font"><text:span text:style-name="T1">ectae libri VI. Ad objecta<text:line-break/>Juliani a d ver</text:span></text:span><text:span text:style-name="Default_20_Paragraph_20_Font"><text:span text:style-name="T3">t</text:span></text:span><text:span text:style-name="Default_20_Paragraph_20_Font"><text:span text:style-name="T1">us aphorismos Hippocratis.</text:span></text:span></text:p>
      <text:h text:style-name="P6" text:outline-level="2"><text:span text:style-name="Default_20_Paragraph_20_Font">Cap. XI.</text:span></text:h>
      <text:p text:style-name="P8"><text:span text:style-name="Default_20_Paragraph_20_Font"><text:span text:style-name="T1"><text:s/>Quum viderem omnes homines in quibus<text:line-break/>contendunt et demonstraturos fe .promittere et alios ar-<text:line-break/>guere conari; nihil ita studui omnium primum addiscere,<text:line-break/>ut demonstrativam speculationem. Et postulari a philoso-<text:line-break/>plus, .illos enim audiebam ipsam docere, si quid aliud<text:line-break/>quoque in logica philosophiae parte docerent, id in po-<text:line-break/>Rerum servarent; dolorem autem ceu partus demonstra -<text:line-break/>tionum desiderii mei sedarent, docentes quae tandem sit<text:line-break/>via ac ratio quam qui .didicerit et alio demonstrativum<text:line-break/>fermonem dicente, ad amussim cognoscat an re vera talis<text:line-break/>sit, an veluti nummus quidam adulterinus probo quidem<text:line-break/>similis videatur, re autem vera improbus sit; et ipfe queat<text:line-break/>lu singulis de quibus quaeritur via quadam utens ad ea<text:line-break/>invenienda pervenire. Quum igitur me omnibus per illud<text:line-break/>tempus celebribus et Stoicis et Peripateticis tradidissem,<text:line-break/>multa quidem alia didici logica praecepta, quae posteriori<text:line-break/>tempore perpendens ad demonstrationes inutilia comperi:<text:line-break/>paucissima vero utiliter quidem ipsis quaesitu et propositum</text:span></text:span></text:p>
      <text:p text:style-name="P3"><text:span text:style-name="Default_20_Paragraph_20_Font"><text:span text:style-name="T1">fcopum con</text:span></text:span><text:span text:style-name="Default_20_Paragraph_20_Font"><text:span text:style-name="T3">t</text:span></text:span><text:span text:style-name="Default_20_Paragraph_20_Font"><text:span text:style-name="T1">equi desiderantia, sied de quibus etiam illi in-<text:line-break/>ter fe dissentiant, quaedam vero naturalibus notionibus<text:line-break/>contraria. Ac per deos quantum in praeceptoribus meis<text:line-break/>erat, in Pyrrhoniorum dubitationem ipfe quoque incidissem,<text:line-break/>nisi geometriam et numerandi et computandi artem te-<text:line-break/>nuissem; in quibus plurimum </text:span></text:span><text:span text:style-name="Default_20_Paragraph_20_Font"><text:span text:style-name="T3">t</text:span></text:span><text:span text:style-name="Default_20_Paragraph_20_Font"><text:span text:style-name="T1">usi patre edoctus, ab initio<text:line-break/>processeram, qui ab avo et proavo contemplationem eam<text:line-break/>acceperat. Videns igitur, non siclum evidenter veras mihi<text:line-break/>apparere eclipsium praedictiones et horologiorum ac cle-<text:line-break/>pfydrarum constructiones , ceteraque adeo quae in arelli-<text:line-break/>teutonica excogitata sunt, optimam esse duxi formam geo-.<text:line-break/>metricam , demonstratione uti. Etenim et ipfos disserendi<text:line-break/>peritissimos et philosophos non modo inter </text:span></text:span><text:span text:style-name="Default_20_Paragraph_20_Font"><text:span text:style-name="T3">t</text:span></text:span><text:span text:style-name="Default_20_Paragraph_20_Font"><text:span text:style-name="T1">e, </text:span></text:span><text:span text:style-name="Default_20_Paragraph_20_Font"><text:span text:style-name="T3">t</text:span></text:span><text:span text:style-name="Default_20_Paragraph_20_Font"><text:span text:style-name="T1">ed </text:span></text:span><text:span text:style-name="Default_20_Paragraph_20_Font"><text:span text:style-name="T3">t</text:span></text:span><text:span text:style-name="Default_20_Paragraph_20_Font"><text:span text:style-name="T1">ecum<text:line-break/>etiam dissidentes reperiebam, laudantes tamen omnes pa-<text:line-break/>riter geometricas demonstrationes. Ex eo itaque magis<text:line-break/>adhuc intellexi, oportere quidem absistere ab iis quae. illi<text:line-break/>dicunt, sequi autem formulam linearum: demonstrationum.</text:span></text:span></text:p>
      <text:p text:style-name="P3"><text:span text:style-name="Default_20_Paragraph_20_Font"><text:span text:style-name="T1">Inter </text:span></text:span><text:span text:style-name="Default_20_Paragraph_20_Font"><text:span text:style-name="T3">t</text:span></text:span><text:span text:style-name="Default_20_Paragraph_20_Font"><text:span text:style-name="T1">e quidem discrepare dico philosophos in rationali<text:line-break/>speculatione et Peripateticos et Stoicos et Platonicos; a<text:line-break/>fe vero ipsis rursum seorsim uniuscujusque earum </text:span></text:span><text:span text:style-name="Default_20_Paragraph_20_Font"><text:span text:style-name="T3">sectaru</text:span></text:span><text:span text:style-name="Default_20_Paragraph_20_Font"><text:span text:style-name="T1">m<text:line-break/>homines : parva </text:span></text:span><text:span text:style-name="Default_20_Paragraph_20_Font"><text:span text:style-name="T3">t</text:span></text:span><text:span text:style-name="Default_20_Paragraph_20_Font"><text:span text:style-name="T1">ace quaedam est inter Peripateticos dis-<text:line-break/>sensio, magna vero inter Stoicos et Platonicos. Quicun-<text:line-break/>que ergo volunt in linearibus demonstrationibus exerceri,<text:line-break/>institui nonnihil eos in illis con</text:span></text:span><text:span text:style-name="Default_20_Paragraph_20_Font"><text:span text:style-name="T3">t</text:span></text:span><text:span text:style-name="Default_20_Paragraph_20_Font"><text:span text:style-name="T1">ulo: post illas vero no-<text:line-break/>suram perlegere de demonstratione tractationem, quam XV.<text:line-break/>libris confeci.^ Alia .vero multa scripsi memet exercens,<text:line-break/>quorum nonnulla quidem perierunt in eo, quod accidit,<text:line-break/>incendio, quum templum Pacis conflagravit; quaedam au-<text:line-break/>tem amicis data apud multos nunc salva fiant, scuemad-<text:line-break/>modum et. alia nostra. Verumtamen et eorum conamen-<text:line-break/>t</text:span></text:span><text:span text:style-name="Default_20_Paragraph_20_Font"><text:span text:style-name="T3">o</text:span></text:span><text:span text:style-name="Default_20_Paragraph_20_Font"><text:span text:style-name="T1">rtorum , quos scripsi, alios quidem a me datos amicis,<text:line-break/>alios vero a famulis qui furripuerant , editos ab aliis de-<text:line-break/>nuo accepi: funt autem in iis tres quidem in librum de<text:line-break/>interpretatione Aristotelis, quatuor vero in priorem de<text:line-break/>syllogismis, quemadmodum </text:span></text:span><text:span text:style-name="Default_20_Paragraph_20_Font"><text:span text:style-name="T3">i</text:span></text:span><text:span text:style-name="Default_20_Paragraph_20_Font"><text:span text:style-name="T1">ane et infecundum totidem</text:span></text:span></text:p>
      <text:p text:style-name="P3"><text:span text:style-name="Default_20_Paragraph_20_Font"><text:span text:style-name="T1">numero. Inscribunt porro ipsus fere omnes nunc resulu-<text:line-break/>tionum priorum, quemadmodum et posteriorum, eos de<text:line-break/>demonstratione : porro ipse Aristoteles priorum quidem<text:line-break/>veluti de syllogismo scriptorum a se meminit; posteriorum<text:line-break/>autem ut de demonstratione; quorum etiam ipsorum com-<text:line-break/>mentarii mei supersunt, in priorem quidem sex, in fecun.<text:line-break/>dum vero quinque. Horum commentariorum </text:span></text:span><text:span text:style-name="Default_20_Paragraph_20_Font"><text:span text:style-name="T3">o</text:span></text:span><text:span text:style-name="Default_20_Paragraph_20_Font"><text:span text:style-name="T1">mnium<text:line-break/>nullus tanquam ad editionem scriptus est, quemadmodum<text:line-break/>neque siex ii in Theophrasti librum, quem de affirmatione<text:line-break/>et negatione scripsit. At pri</text:span></text:span><text:span text:style-name="Default_20_Paragraph_20_Font"><text:span text:style-name="T3">o</text:span></text:span><text:span text:style-name="Default_20_Paragraph_20_Font"><text:span text:style-name="T1">rem in priorem dictionis<text:line-break/>studenti, aliis qui rogarent feci. Decem autem praedica-<text:line-break/>mentorum nec feci mihi ullum talem commentarium an-<text:line-break/>tea nec aliis dedi : eaque re postea tandem cuidam finia-<text:line-break/>lium, qui poposcerat, commentarios habere eorum quae-<text:line-break/>cunque istum librum attinent, ad solutiones eorum quae<text:line-break/>in ipfo quaeruntur, communicare jussi meos commentarios<text:line-break/>iis dumtaxat, qui apud praeceptorem librum eum legissent<text:line-break/>aut omnino sane prius introducti fuissent per alios libros<text:line-break/>expositionum, quales ii Adrasti et Afpasii fune Puer au-</text:span></text:span></text:p>
      <text:p text:style-name="P3"><text:span text:style-name="Default_20_Paragraph_20_Font"><text:span text:style-name="T1">tem etiam tum, quum me primum pater ei qui logicam<text:line-break/>speculationem Chrysippi et celebrium Stoicorum doceret,<text:line-break/>tradidit, feci in</text:span></text:span><text:span text:style-name="Default_20_Paragraph_20_Font"><text:span text:style-name="T3">sut</text:span></text:span><text:span text:style-name="Default_20_Paragraph_20_Font"><text:span text:style-name="T1">o Chrysippi syllogisticorum librorum<text:line-break/>commentarios. Et hos visi postea quidam sunt qui habe-<text:line-break/>rent , Perga</text:span></text:span><text:span text:style-name="Default_20_Paragraph_20_Font"><text:span text:style-name="T3">t</text:span></text:span><text:span text:style-name="Default_20_Paragraph_20_Font"><text:span text:style-name="T1">ur quidem relictos cum multis commentariis,<text:line-break/>quos adolescentulus feceram , editos autem a famulo qui-<text:line-break/>busdam qui poposcerant.</text:span></text:span></text:p>
      <text:h text:style-name="Heading_20_2" text:outline-level="2"><text:span text:style-name="Default_20_Paragraph_20_Font">Cap. XII. </text:span></text:h>
      <text:p text:style-name="P8"><text:span text:style-name="Default_20_Paragraph_20_Font"><text:span text:style-name="T1">Quae autem ego post opus de demonstra-<text:line-break/>tione scripsi, fusius elaborata, iis quae concise in illis dicta<text:line-break/>fuerant, haec funti De necessariis ad demonstrationes I. De<text:line-break/>propositionibus praetermissis in tractatione demonstrationum<text:line-break/>I. De aequipollentibus propositionibus I. De demonstra-<text:line-break/>tionibus propter quid I. De syllogismorum numero I.<text:line-break/>De exemplo II. De inductione I. De imagi</text:span></text:span><text:span text:style-name="Default_20_Paragraph_20_Font"><text:span text:style-name="T3">n</text:span></text:span><text:span text:style-name="Default_20_Paragraph_20_Font"><text:span text:style-name="T1">e 1. De<text:line-break/>verisimili L De similitudine HI. De principiis ex fup-<text:line-break/>positione I. De iis quae secundum genus et speciem et<text:line-break/>coujugatis ipsis significatis nobis, spontanea S. </text:span></text:span><text:span text:style-name="Default_20_Paragraph_20_Font"><text:span text:style-name="T3">exte</text:span></text:span><text:span text:style-name="Default_20_Paragraph_20_Font"><text:span text:style-name="T1">m</text:span></text:span><text:span text:style-name="Default_20_Paragraph_20_Font"><text:span text:style-name="T3">porali<text:line-break/></text:span></text:span><text:span text:style-name="Default_20_Paragraph_20_Font"><text:span text:style-name="T1">voce I. De possibili L De iis quae multifariam dicuu-</text:span></text:span></text:p>
      <text:p text:style-name="P3"><text:span text:style-name="Default_20_Paragraph_20_Font"><text:span text:style-name="T1">tur III. De communibus et propriis in artibus I. De<text:line-break/>sermonibus qui </text:span></text:span><text:span text:style-name="Default_20_Paragraph_20_Font"><text:span text:style-name="T3">t</text:span></text:span><text:span text:style-name="Default_20_Paragraph_20_Font"><text:span text:style-name="T1">e spi</text:span></text:span><text:span text:style-name="Default_20_Paragraph_20_Font"><text:span text:style-name="T3">a</text:span></text:span><text:span text:style-name="Default_20_Paragraph_20_Font"><text:span text:style-name="T1">s evertunt I. De propositionibus<text:line-break/>contingentibus I. De mixtis propositionibus et syllogismis<text:line-break/>L Quomodo discernenda sit negotialis quaestio rei ab ea<text:line-break/>quae nominis et significati I. De Clitomacbo et demon-<text:line-break/>strationis ejus solutionibus I. De communi. ratione II.<text:line-break/>De optima doctrina adversus Phavorinum pro Epicteto I.<text:line-break/>De usu syllogismorum. De usu praeceptorum ad fy.llo-.<text:line-break/>gifmos I. et II. De optima </text:span></text:span><text:span text:style-name="Default_20_Paragraph_20_Font"><text:span text:style-name="T3">t</text:span></text:span><text:span text:style-name="Default_20_Paragraph_20_Font"><text:span text:style-name="T1">ecta I. De nominum recti-<text:line-break/>tudine HI. Eie eo quodque eorum quae sunt et unum<text:line-break/>esse et plura. De eo quod oppositis unum et idem ex<text:line-break/>necessitate consequens esse impossibile sit .I. De demon-<text:line-break/>strativa </text:span></text:span><text:span text:style-name="Default_20_Paragraph_20_Font"><text:span text:style-name="T3">t</text:span></text:span><text:span text:style-name="Default_20_Paragraph_20_Font"><text:span text:style-name="T1">ecta I. De rationali altera et speculatione I.<text:line-break/>Dialogi ad philosophum et seorsim de eo quod fecundum<text:line-break/>communes notiones. Adversus eos qui contumeliose acci-<text:line-break/>pinus nomina I. De propriis et communibus in artibus.</text:span></text:span></text:p>
      <text:p text:style-name="P3"><text:span text:style-name="Default_20_Paragraph_20_Font"><text:span text:style-name="T1">De artium constitutione HI. De significatis ex voce, fpe-<text:line-break/>ciei et generis et ipsis adiacentibus. Synopfis demonstra-<text:line-break/>tivae contemplationis I. De judicid discrepantium in de-.<text:line-break/>cretis. Quod a prima substantia inseparabilis sit quantitas I.<text:line-break/>De priori I. De demonstratione per impossibile I. De<text:line-break/>iis quae sui causa sicut I. De iis.quae multipliciter dis<text:line-break/>cuntur II. De quaestione fecundum nomen et significatum.</text:span></text:span></text:p>
      <text:h text:style-name="Heading_20_2" text:outline-level="2"><text:span text:style-name="Default_20_Paragraph_20_Font">Cap. XIII. </text:span></text:h>
      <text:p text:style-name="P8"><text:span text:style-name="Default_20_Paragraph_20_Font"><text:span text:style-name="T1">De moralis autem philosophiae quaesi-<text:line-break/>tis quaecunque mihi videntur per in</text:span></text:span><text:span text:style-name="Default_20_Paragraph_20_Font"><text:span text:style-name="T3">t</text:span></text:span><text:span text:style-name="Default_20_Paragraph_20_Font"><text:span text:style-name="T1">ra scriptos libros<text:line-break/>declaravi. De propriorum cuique affectuum et peccato-<text:line-break/>rum dign</text:span></text:span><text:span text:style-name="Default_20_Paragraph_20_Font"><text:span text:style-name="T3">a</text:span></text:span><text:span text:style-name="Default_20_Paragraph_20_Font"><text:span text:style-name="T1">tione II. .De moribus 1U Adversius Favori-<text:line-break/>num pro Socrate. De indolentia I. .De fine secundum<text:line-break/>p</text:span></text:span><text:span text:style-name="Default_20_Paragraph_20_Font"><text:span text:style-name="T3">h</text:span></text:span><text:span text:style-name="Default_20_Paragraph_20_Font"><text:span text:style-name="T1">ilosophiam I. De eorum congressu qui demonstrant. ad<text:line-break/>auditores I. De iis qui clam legunt L De peccatorum<text:line-break/>et- poenae aequalitate I. De consolatione .I. De comum-:<text:line-break/>ratione Menarchi.rn aula ad Bacchidem et </text:span></text:span><text:span text:style-name="Default_20_Paragraph_20_Font"><text:span text:style-name="T3">G</text:span></text:span><text:span text:style-name="Default_20_Paragraph_20_Font"><text:span text:style-name="T1">yrum L De<text:line-break/>congressu in dialogis I. Ad forensies oratores I. De vo-</text:span></text:span></text:p>
      <text:p text:style-name="P3"><text:span text:style-name="Default_20_Paragraph_20_Font"><text:span text:style-name="T1">luptate et labore L. De consentaneis cuique vitae gene-<text:line-break/>rihus I. De publice dictis adversius fectarios I. De con-<text:line-break/>cordis I. De pudore II. De publice dictis contra adula-<text:line-break/>tores. II. De calumnia in quo et de vita </text:span></text:span><text:span text:style-name="Default_20_Paragraph_20_Font"><text:span text:style-name="T3">t</text:span></text:span><text:span text:style-name="Default_20_Paragraph_20_Font"><text:span text:style-name="T1">ua. Saturna-<text:line-break/>les VII. in uno. Adverfus fectarios. De publice dictis<text:line-break/>coram Pertinace I. Quatenus parui ducere oporteat ho-<text:line-break/>norem et gloriam apud vulgus. De testamentorum factione.</text:span></text:span></text:p>
      <text:h text:style-name="Heading_20_2" text:outline-level="2"><text:span text:style-name="Default_20_Paragraph_20_Font">Cap. XIV.</text:span></text:h>
      <text:p text:style-name="P8"><text:span text:style-name="Default_20_Paragraph_20_Font"><text:span text:style-name="T1"><text:s/>De Platonis lecta I. De medice dictis<text:line-break/>in Platonis Timaeo commentarii IU. . Ad fodales feu<text:line-break/>Plato. De propriis opinionibus HI. .De ea quae fecun-<text:line-break/>dum Platonem est rationali contemplatione. Platonico-<text:line-break/>rum dialogorum compendia UHI. De iis quae in Philebo<text:line-break/>funt transitionibus I. De animae partibus et facultati-<text:line-break/>bus HI. Quod corporis temperamenta animae facultates<text:line-break/>sequuntur ll. et alius ex alia editione. De Hippocratis<text:line-break/>et Plat</text:span></text:span><text:span text:style-name="Default_20_Paragraph_20_Font"><text:span text:style-name="T3">o</text:span></text:span><text:span text:style-name="Default_20_Paragraph_20_Font"><text:span text:style-name="T1">nis decretis IX.</text:span></text:span></text:p>
      <text:h text:style-name="P6" text:outline-level="2"><text:span text:style-name="Default_20_Paragraph_20_Font">Cap. XV.</text:span></text:h>
      <text:p text:style-name="P8"><text:span text:style-name="Default_20_Paragraph_20_Font"><text:span text:style-name="T1"><text:s/>I</text:span></text:span><text:span text:style-name="Default_20_Paragraph_20_Font"><text:span text:style-name="T2">n</text:span></text:span><text:span text:style-name="Default_20_Paragraph_20_Font"><text:span text:style-name="T1"> eum de interpretatione commentarii III.<text:line-break/>Priorum resolutionem in priorem ultra VI. In priorem<text:line-break/>posterioris commentarii VI. in posteriorem commentarii v<text:line-break/>In </text:span></text:span><text:span text:style-name="Default_20_Paragraph_20_Font"><text:span text:style-name="T4">Χ</text:span></text:span><text:span text:style-name="Default_20_Paragraph_20_Font"><text:span text:style-name="T5">. </text:span></text:span><text:span text:style-name="Default_20_Paragraph_20_Font"><text:span text:style-name="T1">praedicamenta commentarii 1U In eum Theophrasti<text:line-break/>de affirmatione et negatione commentarii fex. In eum<text:line-break/>de eo quot modis commentarii HI. In primum movens<text:line-break/>immotum. In eum de dictione Eudemi commentarii III.<text:line-break/>De demonstrationibus quare I. De conti</text:span></text:span><text:span text:style-name="Default_20_Paragraph_20_Font"><text:span text:style-name="T3">n</text:span></text:span><text:span text:style-name="Default_20_Paragraph_20_Font"><text:span text:style-name="T1">gentibus propo-<text:line-break/>sitronibus et syllogismis I. De syllogismis ex mixtis pro-<text:line-break/>positionibus I. De captionibus peues dictionem.</text:span></text:span></text:p>
      <text:h text:style-name="Heading_20_2" text:outline-level="2"><text:span text:style-name="Default_20_Paragraph_20_Font">Cap. XVI. </text:span></text:h>
      <text:p text:style-name="P8"><text:span text:style-name="Default_20_Paragraph_20_Font"><text:span text:style-name="T1">De rationali secundum Chrysippum con-<text:line-break/>temptatione commentarii 111. Chrysippi syllogisticae pri-<text:line-break/>mae commentarii HI. Secundae L De rationali facultate<text:line-break/>et contemplatione Uls De usu praeceptorum ad fyllo-<text:line-break/>gifmos 1. Quod geometrica resolutio praestantior sit quam<text:line-break/>Stoicorum 1. De usu praeceptorum ad syllogismos li.</text:span></text:span></text:p>
      <text:h text:style-name="P6" text:outline-level="2"><text:span text:style-name="Default_20_Paragraph_20_Font">Cap. XVII.</text:span></text:h>
      <text:p text:style-name="P9"><text:span text:style-name="Default_20_Paragraph_20_Font"><text:span text:style-name="T1"><text:s/>De felici fecundum Epicurum et beata<text:line-break/>vita II. De caduca voluptate fecundum Epicurum II.<text:line-break/>Quod efficientia voluptatem imperfecte ab Epicum dicta<text:line-break/>sunt I. De voluptuaria sectari An philologia utilis sit ad<text:line-break/>morum philosophiam I. . De iis quae adversius Sophistas I.<text:line-break/>Metrodnri epistola ad Celsum Epicureutn. Epistola Pu-<text:line-break/>dentiani Epicurei.<text:tab/>...</text:span></text:span></text:p>
      <text:h text:style-name="Heading_20_2" text:outline-level="2"><text:span text:style-name="Default_20_Paragraph_20_Font">Cap. XVlll. </text:span></text:h>
      <text:p text:style-name="P10"><text:span text:style-name="Default_20_Paragraph_20_Font"><text:span text:style-name="T1">De vocalibus quae apud Atticos scri-<text:line-break/>ptores XLVI1I. Civilium apud Eupolin vocabulorum Ili.<text:line-break/>Civilium vocabulorum quae apud Arist</text:span></text:span><text:span text:style-name="Default_20_Paragraph_20_Font"><text:span text:style-name="T3">a</text:span></text:span><text:span text:style-name="Default_20_Paragraph_20_Font"><text:span text:style-name="T1"> phanem v Civi-<text:line-break/>lium vocabulorum quae apud Cratinum II. Propriorum<text:line-break/>comicis vocabulorum .. exempla I; .An utilis lectio sit iis,<text:line-break/>qui erudiuntur , vetus comoedia. Ad eos qui reprehen-<text:line-break/>dunt voce foloecissantes VI. in aliis VH. Atticorum in-<text:line-break/>signe I. De perspicuitate et obscuritate. An possit ali-<text:line-break/>quis esse criticus et grammaticus I.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4:39:00Z</meta:creation-date>
    <dc:date>2023-01-16T15:44:31.620000000</dc:date>
    <meta:editing-cycles>5</meta:editing-cycles>
    <meta:editing-duration>PT5M20S</meta:editing-duration>
    <meta:document-statistic meta:table-count="0" meta:image-count="0" meta:object-count="0" meta:page-count="41" meta:paragraph-count="77" meta:word-count="5809" meta:character-count="37921" meta:non-whitespace-character-count="32170"/>
    <meta:template xlink:type="simple" xlink:actuate="onRequest" xlink:title="" xlink:href="Normal.dotm"/>
  </office:meta>
</office:document-meta>
</file>